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style:font-name="Arial" style:font-name-complex="Arial" fo:font-size="15pt" style:font-size-asian="15pt" style:font-size-complex="15pt"/>
    </style:style>
    <style:style style:name="P3" style:parent-style-name="Normal" style:family="paragraph">
      <style:paragraph-properties fo:text-align="center"/>
      <style:text-properties style:font-name="Arial" style:font-name-complex="Arial" fo:font-size="15pt" style:font-size-asian="15pt" style:font-size-complex="15pt"/>
    </style:style>
    <style:style style:name="P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Trabalho de Filosofia e Sociologia</text:p>
      <text:p text:style-name="P2">Equipe 4</text:p>
      <text:p text:style-name="P3">2°F</text:p>
      <text:p text:style-name="P4"/>
      <text:p text:style-name="P5"/>
      <text:p text:style-name="P6">1)<text:s/>Expliquem como o conceito de verdade se relaciona com a teoria do conhecimento.<text:s/></text:p>
      <text:p text:style-name="P7">R- A teoria do conhecimento é uma área de estudo da filosofia (também<text:s/>da<text:s/>psicologia) que discute como é possível ao ser humano chegar ao conhecimento. A<text:s/>habilidade<text:s/>de<text:s/>aprender<text:s/>o mundo racionalmente é objeto de estudo dessa<text:s/>teoria.<text:s/>É uma noção fundamental a verdade,<text:s/>para a lógica e para a epistemologia/teoria do conhecimento, assim como para a própria compreensão comum que temos do saber humano.<text:s/>Involuntariamente, aceitamos<text:s/>que nossas crenças, concepções e teorias sobre o mundo devam ser verdadeiras.<text:s/></text:p>
      <text:p text:style-name="P8"/>
      <text:p text:style-name="P9"/>
      <text:p text:style-name="P10">2)<text:s/>Na opinião do grupo, a verdade é algo que se aplica a todos (universalismo) ou é uma escolha ética em um mundo de possibilidades (Relativismo), expliquem a opinião de vocês.</text:p>
      <text:p text:style-name="P11">R-<text:s/>A verdade é vista como relativa de acordo com as experiências, valores e contextos únicos de cada pessoa ou cultura, de acordo com<text:s/>nossos<text:s/>pontos de vista. Alguns defendem a existência de uma verdade universal, mas admitem que vários grupos ou indivíduos podem interpretá-la de maneiras diferentes. Assim, embora a verdade possa ser entendida de forma generalizada, a forma como é usada e interpretada depende da variedade de pontos de vista e decisões éticas tomadas pelas pessoas.</text:p>
      <text:p text:style-name="P12"/>
      <text:p text:style-name="P13"/>
      <text:p text:style-name="P14">3)<text:s/>Expliquem o que é Cultura.</text:p>
      <text:p text:style-name="P15">R-<text:s/>A cultura é nada mais nada menos do que um complexo de atividades, instituições, padrões sociais ligados à criação e difusão das belas-artes, ciências humanas e afins. A cultura é um termo com amplo sentido que pode indicar tanto produção artística quanto o modo de vida, no mundo nós temos vários e vários tipos de culturas diferentes, ligados a pessoas diferentes, religiões diferentes, costumes diferentes e temas mais amplos, a cultura nada mais é que um conjunto de saberes expressões e opiniões de diferentes povos.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5-20T17:47:00Z</meta:creation-date>
    <dc:date>2024-05-20T18:10:00Z</dc:date>
    <meta:template xlink:href="Normal" xlink:type="simple"/>
    <meta:editing-cycles>1</meta:editing-cycles>
    <meta:editing-duration>PT1380S</meta:editing-duration>
    <meta:document-statistic meta:page-count="1" meta:paragraph-count="3" meta:word-count="290" meta:character-count="1859" meta:row-count="13" meta:non-whitespace-character-count="1572"/>
  </office:meta>
</office:document-meta>
</file>